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2.572cm"/>
      <style:paragraph-properties style:writing-mode="lr-tb"/>
    </style:style>
    <style:style style:name="pr3" style:family="presentation" style:parent-style-name="Predeterminado-title">
      <style:graphic-properties fo:min-height="15.75cm"/>
      <style:paragraph-properties style:writing-mode="lr-tb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7.163cm" svg:x="0cm" svg:y="2.104cm" presentation:class="title" presentation:user-transformed="true">
          <draw:text-box>
            <text:p text:style-name="P1"><text:span text:style-name="T1">Así Como David Danzab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//Cuando el Señor hiciere volver la cautividad</text:span><text:span text:style-name="T2"><text:line-break/></text:span><text:span text:style-name="T2">Seremos como los que sueñan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//Mi boca llenará de risa</text:span><text:span text:style-name="T2"><text:line-break/></text:span><text:span text:style-name="T2">Mis labios, de alabanza</text:span><text:span text:style-name="T2"><text:line-break/></text:span><text:span text:style-name="T2">Entonces dirán las naciones</text:span><text:span text:style-name="T2"><text:line-break/></text:span><text:span text:style-name="T2">Grandes cosas, ha hecho el Señor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//Me gozaré, me gozaré</text:span><text:span text:style-name="T2"><text:line-break/></text:span><text:span text:style-name="T2">Me gozaré, me gozaré en Jehová</text:span><text:span text:style-name="T2"><text:line-break/></text:span><text:span text:style-name="T2">Pues ha llevado todo mi dolor</text:span><text:span text:style-name="T2"><text:line-break/></text:span><text:span text:style-name="T2">Me ha hecho libre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//Cuando el Señor hiciere volver la cautividad</text:span><text:span text:style-name="T2"><text:line-break/></text:span><text:span text:style-name="T2">Seremos como los que sueñan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//Mi boca llenará de risa</text:span><text:span text:style-name="T2"><text:line-break/></text:span><text:span text:style-name="T2">Mis labios, de alabanza</text:span><text:span text:style-name="T2"><text:line-break/></text:span><text:span text:style-name="T2">Entonces dirán las naciones</text:span><text:span text:style-name="T2"><text:line-break/></text:span><text:span text:style-name="T2">Grandes cosas, ha hecho el Señor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//Me gozaré, me gozaré</text:span><text:span text:style-name="T2"><text:line-break/></text:span><text:span text:style-name="T2">Me gozaré, me gozaré en Jehová</text:span><text:span text:style-name="T2"><text:line-break/></text:span><text:span text:style-name="T2">Pues ha llevado todo mi dolor</text:span><text:span text:style-name="T2"><text:line-break/></text:span><text:span text:style-name="T2">Me ha hecho libre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Así como David cantaba</text:span><text:span text:style-name="T2"><text:line-break/></text:span><text:span text:style-name="T2">Así como David danzaba</text:span><text:span text:style-name="T2"><text:line-break/></text:span><text:span text:style-name="T2">Así como David fluía en Su presencia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//Me gozaré, me gozaré</text:span><text:span text:style-name="T2"><text:line-break/></text:span><text:span text:style-name="T2">Me gozaré, me gozaré en Jehová</text:span><text:span text:style-name="T2"><text:line-break/></text:span><text:span text:style-name="T2">Pues ha llevado todo mi dolor</text:span><text:span text:style-name="T2"><text:line-break/></text:span><text:span text:style-name="T2">Me ha hecho libre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Black" svg:font-family="'Arial Black'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19T16:05:17.716000000</meta:creation-date>
    <dc:date>2023-01-19T18:39:48.822000000</dc:date>
    <meta:editing-duration>PT2H34M31S</meta:editing-duration>
    <meta:editing-cycles>1</meta:editing-cycles>
    <meta:document-statistic meta:object-count="48"/>
    <meta:generator>LibreOffice/7.4.4.2$Windows_X86_64 LibreOffice_project/85569322deea74ec9134968a29af2df5663baa21</meta:generator>
  </office:meta>
</office:document-meta>
</file>